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8736in" fo:margin-left="0.0563in" table:align="left"/>
    </style:style>
    <style:style style:name="Table1.A" style:family="table-column">
      <style:table-column-properties style:column-width="6.8736in"/>
    </style:style>
    <style:style style:name="Table1.A1" style:family="table-cell">
      <style:table-cell-properties fo:background-color="#5983b0" fo:padding="0.0382in" fo:border="2pt solid #000000" style:writing-mode="page">
        <style:background-image/>
      </style:table-cell-properties>
    </style:style>
    <style:style style:name="Table1.2" style:family="table-row">
      <style:table-row-properties style:min-row-height="0.35in"/>
    </style:style>
    <style:style style:name="Table1.A2" style:family="table-cell">
      <style:table-cell-properties fo:background-color="#729fcf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Table1.A3" style:family="table-cell">
      <style:table-cell-properties fo:background-color="#b4c7dc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4b2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4fa52"/>
    </style:style>
    <style:style style:name="T2" style:family="text">
      <style:text-properties officeooo:rsid="000544b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">--------------------------------------------------------------------------------------------------------------------------</text:p>
            <text:p text:style-name="P3">Class Name</text:p>
            <text:p text:style-name="P2">--------------------------------------------------------------------------------------------------------------------------</text:p>
          </table:table-cell>
        </table:table-row>
        <table:table-row table:style-name="Table1.2">
          <table:table-cell table:style-name="Table1.A2" office:value-type="string">
            <text:p text:style-name="P2">--------------------------------------------------------------------------------------------------------------------------</text:p>
            <text:p text:style-name="P2">+ Parameter</text:p>
            <text:p text:style-name="P2">--------------------------------------------------------------------------------------------------------------------------</text:p>
            <text:p text:style-name="P2">- Parameter</text:p>
            <text:p text:style-name="P2">--------------------------------------------------------------------------------------------------------------------------</text:p>
            <text:p text:style-name="P1"># <text:span text:style-name="T1">Parameter</text:span></text:p>
            <text:p text:style-name="P2">--------------------------------------------------------------------------------------------------------------------------</text:p>
          </table:table-cell>
        </table:table-row>
        <table:table-row table:style-name="Table1.2">
          <table:table-cell table:style-name="Table1.A3" office:value-type="string">
            <text:p text:style-name="P2">--------------------------------------------------------------------------------------------------------------------------</text:p>
            <text:p text:style-name="P2">+ Method</text:p>
            <text:p text:style-name="P2">--------------------------------------------------------------------------------------------------------------------------</text:p>
            <text:p text:style-name="P2">- Method</text:p>
            <text:p text:style-name="P2">--------------------------------------------------------------------------------------------------------------------------</text:p>
            <text:p text:style-name="P2"># Method</text:p>
            <text:p text:style-name="P2">-------------------------------------------------------------------------------------------------------------------------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8T19:03:46.523456270</meta:creation-date>
    <dc:date>2019-11-28T19:39:22.138658948</dc:date>
    <meta:editing-duration>PT8M28S</meta:editing-duration>
    <meta:editing-cycles>2</meta:editing-cycles>
    <meta:generator>LibreOffice/6.3.2.2$Linux_X86_64 LibreOffice_project/30$Build-2</meta:generator>
    <meta:document-statistic meta:table-count="1" meta:image-count="0" meta:object-count="0" meta:page-count="1" meta:paragraph-count="17" meta:word-count="24" meta:character-count="1287" meta:non-whitespace-character-count="1280"/>
  </office:meta>
</office:document-meta>
</file>